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imathoptions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0dcf" officeooo:paragraph-rsid="00100dcf"/>
    </style:style>
    <style:style style:name="P2" style:family="paragraph" style:parent-style-name="Standard">
      <style:text-properties officeooo:rsid="0011e097" officeooo:paragraph-rsid="0011e097"/>
    </style:style>
    <style:style style:name="P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00dcf" officeooo:paragraph-rsid="00100dcf"/>
    </style:style>
    <style:style style:name="P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1e097" officeooo:paragraph-rsid="0011e097"/>
    </style:style>
    <style:style style:name="P5" style:family="paragraph" style:parent-style-name="Standard">
      <style:text-properties officeooo:rsid="0011e097" officeooo:paragraph-rsid="0011e097"/>
    </style:style>
    <style:style style:name="P6" style:family="paragraph" style:parent-style-name="Standard">
      <style:text-properties officeooo:rsid="0013b217" officeooo:paragraph-rsid="0013b217"/>
    </style:style>
    <style:style style:name="P7" style:family="paragraph" style:parent-style-name="Standard">
      <style:text-properties officeooo:rsid="0013b217" officeooo:paragraph-rsid="00156bbe"/>
    </style:style>
    <style:style style:name="P8" style:family="paragraph" style:parent-style-name="Standard">
      <style:text-properties officeooo:rsid="00100dcf" officeooo:paragraph-rsid="0013b217"/>
    </style:style>
    <style:style style:name="P9" style:family="paragraph" style:parent-style-name="Standard">
      <style:text-properties officeooo:rsid="00169d0b" officeooo:paragraph-rsid="00169d0b"/>
    </style:style>
    <style:style style:name="P10" style:family="paragraph" style:parent-style-name="Standard">
      <style:text-properties officeooo:rsid="0017ef65" officeooo:paragraph-rsid="0017ef65"/>
    </style:style>
    <style:style style:name="P1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1e097" officeooo:paragraph-rsid="0011e097"/>
    </style:style>
    <style:style style:name="P12" style:family="paragraph" style:parent-style-name="Heading_20_2">
      <style:paragraph-properties fo:break-before="page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000000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essões</text:h>
      <text:p text:style-name="P10"/>
      <text:p text:style-name="Standard">if (!session_id())</text:p>
      <text:p text:style-name="Standard">{</text:p>
      <text:p text:style-name="Standard"><text:s text:c="4"/>echo 'Validei sessão não iniciada!';</text:p>
      <text:p text:style-name="Standard">}</text:p>
      <text:p text:style-name="P3">Ok</text:p>
      <text:p text:style-name="P1"/>
      <text:p text:style-name="P1">if (!session_id())</text:p>
      <text:p text:style-name="P1">{</text:p>
      <text:p text:style-name="P1"><text:s text:c="4"/></text:p>
      <text:p text:style-name="P1"><text:s text:c="4"/>echo 'Validei sessão não iniciada!';</text:p>
      <text:p text:style-name="P1"><text:s text:c="4"/>session_start();</text:p>
      <text:p text:style-name="P1"><text:s text:c="4"/></text:p>
      <text:p text:style-name="P1">}</text:p>
      <text:p text:style-name="P1">Inválido</text:p>
      <text:p text:style-name="P1"><text:span text:style-name="T1">Warning: session_start(): Cannot send session cache limiter - headers already sent (output started at C:\Program Files\VertrigoServ\www\painel_oracoes\newEmptyPHP1.php:12) in C:\Program Files\VertrigoServ\www\painel_oracoes\newEmptyPHP1.php</text:span><text:span text:style-name="T2"> </text:span><text:span text:style-name="T1">on line 13</text:span> </text:p>
      <text:p text:style-name="P3"/>
      <text:p text:style-name="P1"/>
      <text:p text:style-name="P1">if (!session_id())</text:p>
      <text:p text:style-name="P1">{</text:p>
      <text:p text:style-name="P1"><text:s text:c="4"/>session_start();</text:p>
      <text:p text:style-name="P1"><text:s text:c="4"/>echo 'Validei sessão não iniciada!';</text:p>
      <text:p text:style-name="P1"><text:s text:c="3"/></text:p>
      <text:p text:style-name="P1">}</text:p>
      <text:p text:style-name="P1">Ok</text:p>
      <text:p text:style-name="P3"/>
      <text:p text:style-name="P1"/>
      <text:p text:style-name="P1">if (session_id())</text:p>
      <text:p text:style-name="P1">{</text:p>
      <text:p text:style-name="P1"><text:s text:c="4"/>echo 'Validei sessão iniciada!';</text:p>
      <text:p text:style-name="P1">}</text:p>
      <text:p text:style-name="P1">Ok</text:p>
      <text:p text:style-name="P3"/>
      <text:p text:style-name="P1"/>
      <text:p text:style-name="P1">if (!session_id())</text:p>
      <text:p text:style-name="P1">{</text:p>
      <text:p text:style-name="P1"><text:s text:c="4"/>session_start();</text:p>
      <text:p text:style-name="P1"><text:s text:c="4"/>echo 'Validei sessão não iniciada!';</text:p>
      <text:p text:style-name="P1"><text:s text:c="3"/></text:p>
      <text:p text:style-name="P1">}</text:p>
      <text:p text:style-name="P1"/>
      <text:p text:style-name="P1"/>
      <text:p text:style-name="P1">$_SESSION["teste"]="oi";</text:p>
      <text:p text:style-name="P1"/>
      <text:p text:style-name="P1">header("location:newEmptyPHP.php");</text:p>
      <text:p text:style-name="P1"><text:soft-page-break/></text:p>
      <text:p text:style-name="P1"><text:span text:style-name="T1">Validei sessão não iniciada!</text:span><text:line-break/><text:span text:style-name="T1">Warning: Cannot modify header information - headers already sent by (output started at C:\Program Files\VertrigoServ\www\painel_oracoes\newEmptyPHP1.php:12) in C:\Program Files\VertrigoServ\www\painel_oracoes\newEmptyPHP1.php</text:span><text:span text:style-name="T2"> </text:span><text:span text:style-name="T1">on line 19</text:span> </text:p>
      <text:p text:style-name="P3"/>
      <text:p text:style-name="P1"/>
      <text:p text:style-name="P2">if (!session_id())</text:p>
      <text:p text:style-name="P2">{</text:p>
      <text:p text:style-name="P2"><text:s text:c="4"/>session_start();</text:p>
      <text:p text:style-name="P2">}</text:p>
      <text:p text:style-name="P2">$_SESSION["teste"]="oi";</text:p>
      <text:p text:style-name="P2">header("location:newEmptyPHP.php");</text:p>
      <text:p text:style-name="P2"/>
      <text:p text:style-name="P2">Correção</text:p>
      <text:p text:style-name="P4"/>
      <text:p text:style-name="P2"/>
      <text:p text:style-name="P2">Na página newEmptyPHP.</text:p>
      <text:p text:style-name="P2"/>
      <text:p text:style-name="P2">echo $_SESSION["teste"];</text:p>
      <text:p text:style-name="P2"/>
      <text:p text:style-name="P2"><text:line-break/><text:span text:style-name="T1">Notice: Undefined variable: _SESSION in C:\Program Files\VertrigoServ\www\painel_oracoes\newEmptyPHP.php</text:span><text:span text:style-name="T2"> </text:span><text:span text:style-name="T1">on line 8</text:span> </text:p>
      <text:p text:style-name="P4"/>
      <text:p text:style-name="P2"/>
      <text:p text:style-name="P2">if (!session_id())</text:p>
      <text:p text:style-name="P2">{</text:p>
      <text:p text:style-name="P2"><text:s text:c="4"/>session_start();</text:p>
      <text:p text:style-name="P2">}</text:p>
      <text:p text:style-name="P2">echo $_SESSION["teste"];</text:p>
      <text:p text:style-name="P2">Correção</text:p>
      <text:p text:style-name="P11"/>
      <text:p text:style-name="P2"/>
      <text:p text:style-name="P6"/>
      <text:h text:style-name="P12" text:outline-level="2">Serialização</text:h>
      <text:p text:style-name="P9"/>
      <text:p text:style-name="P6">Primeiro Arquivo</text:p>
      <text:p text:style-name="P6"/>
      <text:p text:style-name="P6">&lt;?php</text:p>
      <text:p text:style-name="P6"/>
      <text:p text:style-name="P6">/* </text:p>
      <text:p text:style-name="P6"><text:s/>* To change this license header, choose License Headers in Project Properties.</text:p>
      <text:p text:style-name="P6"><text:s/>* To change this template file, choose Tools | Templates</text:p>
      <text:p text:style-name="P6"><text:s/>* and open the template in the editor.</text:p>
      <text:p text:style-name="P6"><text:s/>*/</text:p>
      <text:p text:style-name="P7">require_once '../entidades/uEntCelula.php';</text:p>
      <text:p text:style-name="P7">$x=new EntCelula();</text:p>
      <text:p text:style-name="P7">$x-&gt;setnome("Eu");</text:p>
      <text:p text:style-name="P7">if (!session_id())</text:p>
      <text:p text:style-name="P7">{</text:p>
      <text:p text:style-name="P7"><text:s text:c="4"/>session_start();</text:p>
      <text:p text:style-name="P7">}</text:p>
      <text:p text:style-name="P7">$s= serialize($x);</text:p>
      <text:p text:style-name="P7">$_SESSION['x']=$s;</text:p>
      <text:p text:style-name="P7">header('location:estudo2.php');</text:p>
      <text:p text:style-name="P7"/>
      <text:p text:style-name="P7">Segundo Arquivo</text:p>
      <text:p text:style-name="P6"/>
      <text:p text:style-name="P6">&lt;?php</text:p>
      <text:p text:style-name="P6"/>
      <text:p text:style-name="P6">/* </text:p>
      <text:p text:style-name="P6"><text:s/>* To change this license header, choose License Headers in Project Properties.</text:p>
      <text:p text:style-name="P6"><text:s/>* To change this template file, choose Tools | Templates</text:p>
      <text:p text:style-name="P6"><text:s/>* and open the template in the editor.</text:p>
      <text:p text:style-name="P6"><text:s/>*/</text:p>
      <text:p text:style-name="P6"/>
      <text:p text:style-name="P6">if (!session_id())</text:p>
      <text:p text:style-name="P6">{</text:p>
      <text:p text:style-name="P6"><text:s text:c="4"/>session_start();</text:p>
      <text:p text:style-name="P6">}</text:p>
      <text:p text:style-name="P6">$s=$_SESSION['x'];</text:p>
      <text:p text:style-name="P6">$y= unserialize($s);</text:p>
      <text:p text:style-name="P6">echo $y-&gt;getnome();</text:p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6:03:08.538000000</meta:creation-date>
    <dc:date>2020-07-06T21:56:22.759000000</dc:date>
    <meta:editing-duration>PT14M52S</meta:editing-duration>
    <meta:editing-cycles>4</meta:editing-cycles>
    <meta:generator>LibreOffice/6.2.4.2$Windows_X86_64 LibreOffice_project/2412653d852ce75f65fbfa83fb7e7b669a126d64</meta:generator>
    <meta:document-statistic meta:table-count="0" meta:image-count="0" meta:object-count="0" meta:page-count="3" meta:paragraph-count="84" meta:word-count="227" meta:character-count="2007" meta:non-whitespace-character-count="1784"/>
  </office:meta>
</office:document-meta>
</file>